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4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Nachlieli CLM1" svg:font-family="'Nachlieli CLM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6e928d1" officeooo:paragraph-rsid="06e928d1" style:font-name-complex="David CLM"/>
    </style:style>
    <style:style style:name="P4" style:family="paragraph" style:parent-style-name="Text_20_body" style:list-style-name="L7">
      <style:paragraph-properties fo:margin-top="0in" fo:margin-bottom="0in" loext:contextual-spacing="false" fo:text-align="start" style:justify-single-word="false" style:writing-mode="lr-tb"/>
      <style:text-properties officeooo:paragraph-rsid="06f09f43"/>
    </style:style>
    <style:style style:name="P5" style:family="paragraph" style:parent-style-name="Text_20_body" style:list-style-name="L7">
      <style:paragraph-properties fo:margin-top="0in" fo:margin-bottom="0in" loext:contextual-spacing="false" fo:text-align="start" style:justify-single-word="false" style:writing-mode="lr-tb"/>
      <style:text-properties officeooo:paragraph-rsid="06ee3a15"/>
    </style:style>
    <style:style style:name="P6" style:family="paragraph" style:parent-style-name="Text_20_body" style:list-style-name="L7">
      <style:paragraph-properties fo:margin-top="0in" fo:margin-bottom="0in" loext:contextual-spacing="false" fo:text-align="start" style:justify-single-word="false" style:writing-mode="lr-tb"/>
      <style:text-properties officeooo:paragraph-rsid="06f22ffe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928d1" officeooo:paragraph-rsid="06e928d1" style:font-size-asian="12pt" style:font-name-complex="David CLM" style:font-size-complex="12pt"/>
    </style:style>
    <style:style style:name="P1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a57d1" officeooo:paragraph-rsid="06ea57d1" style:font-size-asian="12pt" style:font-name-complex="David CLM" style:font-size-complex="12pt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db803" officeooo:paragraph-rsid="06edb803" style:font-size-asian="12pt" style:font-name-complex="David CLM" style:font-size-complex="12pt"/>
    </style:style>
    <style:style style:name="P12" style:family="paragraph" style:parent-style-name="Text_20_body" style:list-style-name="L5">
      <style:paragraph-properties fo:line-height="100%" fo:text-align="start" style:justify-single-word="false" style:writing-mode="lr-tb"/>
      <style:text-properties officeooo:paragraph-rsid="06ad59d3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1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style:font-name="David CLM" officeooo:rsid="06ee3a15" officeooo:paragraph-rsid="06ee3a15" style:font-name-complex="David CLM"/>
    </style:style>
    <style:style style:name="P16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17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18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19" style:family="paragraph" style:parent-style-name="Default_7e_LT_7e_Gliederung_20_1">
      <style:paragraph-properties fo:text-align="end" style:justify-single-word="false" style:writing-mode="rl-tb"/>
    </style:style>
    <style:style style:name="P20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21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22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23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24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2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2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27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9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font-name="David CLM" fo:font-size="12pt" officeooo:rsid="06f669c3" officeooo:paragraph-rsid="06f669c3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3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34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fo:color="#006600" style:text-outline="false" style:text-line-through-style="none" style:text-line-through-type="none" style:text-position="3% 100%" style:font-name="Nachlieli CLM2" fo:font-size="40pt" fo:font-style="normal" fo:text-shadow="none" style:text-underline-style="none" fo:font-weight="normal" officeooo:rsid="07066481" style:letter-kerning="true" style:font-size-asian="40pt" style:font-style-asian="normal" style:font-weight-asian="normal" style:font-name-complex="David CLM" style:font-size-complex="12pt" style:text-emphasize="none"/>
    </style:style>
    <style:style style:name="T8" style:family="text">
      <style:text-properties fo:color="#006600" style:text-outline="false" style:text-line-through-style="none" style:text-line-through-type="none" style:text-position="3% 100%" style:font-name="Nachlieli CLM2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5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6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7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57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58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0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1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62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65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69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71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72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73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74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79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80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81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83" style:family="text">
      <style:text-properties style:use-window-font-color="true" style:font-name="David CLM" style:font-name-complex="David CLM"/>
    </style:style>
    <style:style style:name="T84" style:family="text">
      <style:text-properties style:use-window-font-color="true" style:font-name="David CLM" officeooo:rsid="06f09f43" style:font-name-complex="David CLM"/>
    </style:style>
    <style:style style:name="T85" style:family="text">
      <style:text-properties style:use-window-font-color="true" style:font-name="David CLM" officeooo:rsid="06b433b8" style:font-name-complex="David CLM"/>
    </style:style>
    <style:style style:name="T86" style:family="text">
      <style:text-properties style:use-window-font-color="true" style:font-name="David CLM" officeooo:rsid="06ee3a15" style:font-name-complex="David CLM"/>
    </style:style>
    <style:style style:name="T87" style:family="text">
      <style:text-properties style:use-window-font-color="true" style:font-name="David CLM" officeooo:rsid="06f22ffe" style:font-name-complex="David CLM"/>
    </style:style>
    <style:style style:name="T88" style:family="text">
      <style:text-properties style:use-window-font-color="true" style:font-name="David CLM" officeooo:rsid="06a885f0" style:font-name-complex="David CLM"/>
    </style:style>
    <style:style style:name="T89" style:family="text">
      <style:text-properties style:use-window-font-color="true" style:font-name="David CLM" officeooo:rsid="07021188" style:font-name-complex="David CLM"/>
    </style:style>
    <style:style style:name="T90" style:family="text">
      <style:text-properties style:use-window-font-color="true" style:font-name="David CLM" fo:font-weight="normal" style:font-weight-asian="normal" style:font-name-complex="David CLM" style:font-weight-complex="normal"/>
    </style:style>
    <style:style style:name="T9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9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9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9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9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9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9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98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9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10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10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102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103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104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105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106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107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108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109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חלוקה הוגנת של חפצים בדידים</text:h>
      <text:p text:style-name="P9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בגדול, יש ארבע דרכים להתמודד עם בעיה זו:</text:span></text:p>
      <text:p text:style-name="P10"><text:span text:style-name="T1">(1) שימוש בכסף כדי למנוע קנאה - ראינו דוגמה לזה בבעיית חלוקת שכר-הדירה.</text:span></text:p>
      <text:p text:style-name="P10"><text:span text:style-name="T1">(2) חיתוך מספר קטן של חפצים - ראינו דוגמה לזה באלגוריתם "המנצח המתוקן", שחותך לכל היותר חפץ יחיד</text:span><text:span text:style-name="T3"> ומצליח למנוע קנאה</text:span><text:span text:style-name="T1">.</text:span></text:p>
      <text:p text:style-name="P10"><text:span text:style-name="T1">(3) </text:span><text:span text:style-name="T3">חלוקה בגורל - שיטה מעניינת ומעשית, החל מחלוקת ארץ ישראל בימי משה רבנו ויהושע בן-נון, ועד ל"מחיר למשתכן" בימי משה כחלון. דיון בשיטה זו דורש ידע נרחב בהסתברות, ולכן נשאיר אותו לקורס אחר.</text:span></text:p>
      <text:p text:style-name="P11"><text:span text:style-name="T1">(4) הגינות מקורבת - על זה נדבר היום.</text:span></text:p>
      <text:p text:style-name="P13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8">יש הרבה הגדרות להגינות מקורבת בחלוקת חפצים בדידים. הנה אחת ההגדרות המקובלות:</text:p>
      <text:p text:style-name="P22"><text:span text:style-name="T9">ה</text:span><text:span text:style-name="T32">גדרה</text:span><text:span text:style-name="T28">: </text:span><text:span text:style-name="T36">חלוקה נקראת “ללא קנאה מלבד 1” (Envy Free except 1, </text:span><text:span text:style-name="T28">EF1</text:span><text:span text:style-name="T36">) אם לכל שני משתתפים א,ב, אם מורידים מהסל של שחקן ב</text:span><text:span text:style-name="T56"> </text:span><text:span text:style-name="T36">חפץ אחד לכל היותר, אז שחקן א לא מקנא בו.</text:span></text:p>
      <text:p text:style-name="P22"><text:span text:style-name="T56">המשמעות</text:span><text:span text:style-name="T62"> היא, ש</text:span><text:span text:style-name="T56">רמת הקנאה היא הקטנה ביותר האפשרית, בהתחשב בעובדה שהחפצים בדידים.</text:span></text:p>
      <text:p text:style-name="P22"><text:span text:style-name="T36">כשה”עוגה” רציפה – תמיד קיימת חלוקה </text:span><text:span text:style-name="T31">ללא קנאה (EF).</text:span></text:p>
      <text:p text:style-name="P22"><text:span text:style-name="T56">האם כשהחפצים בדידים תמיד קיימת חלוקה </text:span><text:span text:style-name="T72">EF1</text:span><text:span text:style-name="T56">?</text:span><text:span text:style-name="T62"> התשובה היא כן. הנה אחד האלגוריתמים הפשוטים למציאת חלוקה כזא</text:span><text:span text:style-name="T64">ת - </text:span><text:span text:style-name="T73">אלגוריתם מעגלי הקנאה</text:span><text:span text:style-name="T71">.</text:span></text:p>
      <text:p text:style-name="P22"><text:span text:style-name="T11">ע</text:span><text:span text:style-name="T36">וברים על החפצים בסדר שרירותי. לכל חפץ:</text:span></text:p>
      <text:p text:style-name="P28"><text:span text:style-name="T36">1. נותנים את החפץ לשחקן שאף-אחד לא מקנא בו.</text:span></text:p>
      <text:p text:style-name="P28"><text:span text:style-name="T36">2. אם אין כזה – סימן שיש מעגל-קנאה. <text:s text:c="3"/>מחליפים סלים במעגל בניגוד לכיוון הקנאה.</text:span></text:p>
      <text:p text:style-name="P28"><text:span text:style-name="T36">מבצעים את 2 עד שאין מעגלים, ואז חוזרים ל-1.</text:span></text:p>
      <text:p text:style-name="P30"><text:span text:style-name="T36">ראו דוגמה במצגת.</text:span></text:p>
      <text:p text:style-name="P24"><text:span text:style-name="T12">מ</text:span><text:span text:style-name="T32">שפט</text:span><text:span text:style-name="T36">: אם יש </text:span><text:span text:style-name="T56">m</text:span><text:span text:style-name="T36"> חפצים ו-</text:span><text:span text:style-name="T56">n</text:span><text:span text:style-name="T36"> שחקנים, אז זמן-הריצה של אלגוריתם מעגלי הקנאה הוא </text:span><text:span text:style-name="T56">O(m n</text:span><text:span text:style-name="T19">3</text:span><text:span text:style-name="T56">)</text:span><text:span text:style-name="T36">.</text:span></text:p>
      <text:p text:style-name="P24"><text:span text:style-name="T32">הוכחה</text:span><text:span text:style-name="T36">: מציאת מעגל </text:span><text:span text:style-name="T43">ניתן לבצע ע"י אלגוריתם</text:span><text:span text:style-name="T36"> DFS</text:span><text:span text:style-name="T43">, </text:span><text:span text:style-name="T36">בזמן </text:span><text:span text:style-name="T56">O(n</text:span><text:span text:style-name="T19">2</text:span><text:span text:style-name="T56">)</text:span><text:span text:style-name="T36">.</text:span></text:p>
      <text:p text:style-name="P24"><text:span text:style-name="T36">הסרת מעגל לא מוסיפה קשתות (כי אוסף הסלים לא משתנה), ומסירה לפחות </text:span><text:span text:style-name="T43">שתי קשתות</text:span><text:span text:style-name="T36">.</text:span></text:p>
      <text:p text:style-name="P24"><text:span text:style-name="T36">כל חפץ מוסיף לכל היותר </text:span><text:span text:style-name="T56">n-1</text:span><text:span text:style-name="T36"> קשתות.</text:span></text:p>
      <text:p text:style-name="P24"><text:span text:style-name="T44">לכל היותר נוספות </text:span><text:span text:style-name="T56">(n-1)m</text:span><text:span text:style-name="T36"> </text:span><text:span text:style-name="T44">קשתות, לכן לכל היותר יש להסיר m(n-1)/2 מעגלים.</text:span></text:p>
      <text:p text:style-name="P23"><text:span text:style-name="T9">מ</text:span><text:span text:style-name="T32">שפט</text:span><text:span text:style-name="T36">: </text:span><text:span text:style-name="T45">בכל שלב באלגוריתם, החלוקה הנוכחית היא EF1 (בפרט, החלוקה הסופית היא EF1).</text:span></text:p>
      <text:p text:style-name="P24"><text:soft-page-break/><text:span text:style-name="T32">הוכחה</text:span><text:span text:style-name="T36">: החלוקה ההתחלתית (הריקה) היא EF1.</text:span><text:span text:style-name="T45"> </text:span><text:span text:style-name="T48">נוכיח שכל צעד משאיר את החלוקה EF1.</text:span></text:p>
      <text:p text:style-name="P24"><text:span text:style-name="T48">(א) </text:span><text:span text:style-name="T36">מסירת חפץ לשחקן שלא מקנאים בו, אולי גורמת לשאר השחקנים לקנא בו, אבל רק עד כדי חפץ 1</text:span><text:span text:style-name="T45">, כך שהחלוקה היא עדיין EF1.</text:span></text:p>
      <text:p text:style-name="P24"><text:span text:style-name="T48">(ב) </text:span><text:span text:style-name="T36">הסרת מעגל משפרת את התועלת של כל השחקנים במעגל, </text:span><text:span text:style-name="T48">ולא </text:span><text:span text:style-name="T36">משנה את אוסף הסלים. לכן, אם החלוקה היתה EF1, היא תישאר EF1 גם אחרי הסרת המעגל. <text:s text:c="26"/>***</text:span></text:p>
      <text:p text:style-name="Heading_20_2"><text:span text:style-name="T14">ח</text:span><text:span text:style-name="T13">לוקה </text:span><text:span text:style-name="T16">ללא-קנאה-</text:span><text:span text:style-name="T17">מלבד</text:span><text:span text:style-name="T16">-1</text:span><text:span text:style-name="T13"> וגם יעילה</text:span></text:p>
      <text:p text:style-name="P26"><text:span text:style-name="T36">החיסרון של </text:span><text:span text:style-name="T51">אלגוריתם מעגלי-הקנאה הוא, שהוא לא מבטיח שהחלוקה המתקבלת היא יעילה פארטו (קל למצוא דוגמה לכך). </text:span></text:p>
      <text:p text:style-name="P25"><text:span text:style-name="T13">כ</text:span><text:span text:style-name="T36">שה”עוגה” רציפה – תמיד קיימת חלוקה </text:span><text:span text:style-name="T28">EF</text:span><text:span text:style-name="T36"> ויעילה.</text:span><text:span text:style-name="T52"> </text:span><text:span text:style-name="T56">האם כשהחפצים בדידים </text:span><text:span text:style-name="T65">- תמיד </text:span><text:span text:style-name="T56">קיימת חלוקה </text:span><text:span text:style-name="T72">EF1</text:span><text:span text:style-name="T56"> ויעילה?</text:span></text:p>
      <text:p text:style-name="P25"><text:span text:style-name="T36">כשה”עוגה” רציפה – החלוקה הממקסמת את מכפלת ערכי המשתתפים היא ללא-קנאה ויעילה.</text:span><text:span text:style-name="T52"> </text:span><text:span text:style-name="T56">האם כשהחפצים בדידים – החלוקה הממקסמת את מכפלת ערכי המשתתפים היא EF1 ויעילה פארטו?</text:span></text:p>
      <text:p text:style-name="P25"><text:span text:style-name="T65">התשובה היא </text:span><text:span text:style-name="T28">כן</text:span><text:span text:style-name="T36">! </text:span><text:span text:style-name="T52">זה </text:span><text:span text:style-name="T36">התגלה ב-2016.</text:span></text:p>
      <text:p text:style-name="P25"><text:span text:style-name="T9">מ</text:span><text:span text:style-name="T32">שפט</text:span><text:span text:style-name="T36">: נניח ש:</text:span></text:p>
      <text:p text:style-name="P25"><text:span text:style-name="T36">* ההעדפות אדיטיביות – ערך של סל הוא סכום הערכים של החפצים בסל.</text:span></text:p>
      <text:p text:style-name="P25"><text:span text:style-name="T36">* קיימת לפחות חלוקה אחת שבה כל שחקן מקבל ערך גדול מאפס.</text:span></text:p>
      <text:p text:style-name="P25"><text:span text:style-name="T36">אז, כל חלוקה הממקסמת את מכפלת ערכי המשתתפים היא גם יעילה-פארטו וגם EF1.</text:span></text:p>
      <text:p text:style-name="P25"><text:span text:style-name="T32">הוכחה</text:span><text:span text:style-name="T36">: יעילות פארטו – </text:span><text:span text:style-name="T52">כי כל שיפור פארטו מגדיל את המכפלה.</text:span></text:p>
      <text:p text:style-name="P25"><text:span text:style-name="T52">EF1 - </text:span><text:span text:style-name="T36">נניח ש-</text:span><text:span text:style-name="T56">i</text:span><text:span text:style-name="T36"> מקנא ב-</text:span><text:span text:style-name="T56">j</text:span><text:span text:style-name="T36">. נסתכל על כל החפצים בסל של </text:span><text:span text:style-name="T56">j</text:span><text:span text:style-name="T36">. לכל חפץ </text:span><text:span text:style-name="T56">g</text:span><text:span text:style-name="T36">, נבדוק את יחס הערכים: <text:s/></text:span></text:p>
      <text:p text:style-name="P29"><text:span text:style-name="T56">V</text:span><text:span text:style-name="T21">i</text:span><text:span text:style-name="T56">(g) / V</text:span><text:span text:style-name="T21">j</text:span><text:span text:style-name="T56">(g)</text:span></text:p>
      <text:p text:style-name="P28"><text:span text:style-name="T36">נבחר את החפץ שיחס-הערכים שלו הכי גדול, ונעביר אותו מ-</text:span><text:span text:style-name="T56">j</text:span><text:span text:style-name="T36"> ל-</text:span><text:span text:style-name="T56">i</text:span><text:span text:style-name="T36">. המכפלה בחלוקה החדשה <text:s/>שווה-או-קטנה מהמכפלה בחלוקה הקודמת, ולכן:</text:span></text:p>
      <text:p text:style-name="P32"><text:span text:style-name="T74">[V</text:span><text:span text:style-name="T24">i</text:span><text:span text:style-name="T74">(X</text:span><text:span text:style-name="T24">i</text:span><text:span text:style-name="T74">)+V</text:span><text:span text:style-name="T24">i</text:span><text:span text:style-name="T74">(g)]*[V</text:span><text:span text:style-name="T24">j</text:span><text:span text:style-name="T74">(X</text:span><text:span text:style-name="T24">j</text:span><text:span text:style-name="T74">)-V</text:span><text:span text:style-name="T24">j</text:span><text:span text:style-name="T74">(g)] <text:s text:c="3"/>≤ <text:s text:c="3"/>V</text:span><text:span text:style-name="T24">i</text:span><text:span text:style-name="T74">(X</text:span><text:span text:style-name="T24">i</text:span><text:span text:style-name="T74">)*V</text:span><text:span text:style-name="T24">j</text:span><text:span text:style-name="T74">(X</text:span><text:span text:style-name="T24">j</text:span><text:span text:style-name="T74">)</text:span></text:p>
      <text:p text:style-name="P31"><text:span text:style-name="T56">→ <text:s/>V</text:span><text:span text:style-name="T21">j</text:span><text:span text:style-name="T56">(X</text:span><text:span text:style-name="T21">j</text:span><text:span text:style-name="T56">) * V</text:span><text:span text:style-name="T21">i</text:span><text:span text:style-name="T56">(g) / V</text:span><text:span text:style-name="T21">j</text:span><text:span text:style-name="T56">(g) <text:s text:c="3"/>≤ <text:s text:c="3"/>V</text:span><text:span text:style-name="T21">i</text:span><text:span text:style-name="T56">(X</text:span><text:span text:style-name="T21">i</text:span><text:span text:style-name="T56">) + V</text:span><text:span text:style-name="T21">i</text:span><text:span text:style-name="T56">(g)</text:span></text:p>
      <text:p text:style-name="P33"><text:span text:style-name="T18">→</text:span><text:span text:style-name="T56"> <text:s/>V</text:span><text:span text:style-name="T21">j</text:span><text:span text:style-name="T56">(X</text:span><text:span text:style-name="T21">j</text:span><text:span text:style-name="T56">) * V</text:span><text:span text:style-name="T21">i</text:span><text:span text:style-name="T56">(g) / V</text:span><text:span text:style-name="T21">j</text:span><text:span text:style-name="T56">(g) <text:s text:c="3"/>≤ <text:s text:c="3"/>V</text:span><text:span text:style-name="T21">i</text:span><text:span text:style-name="T56">(X</text:span><text:span text:style-name="T21">i</text:span><text:span text:style-name="T56">) + V</text:span><text:span text:style-name="T21">i</text:span><text:span text:style-name="T56">(g) </text:span></text:p>
      <text:p text:style-name="P28"><text:span text:style-name="T36">יחס הערכים של g הוא הכי גדול ב-</text:span><text:span text:style-name="T56">X</text:span><text:span text:style-name="T21">j</text:span><text:span text:style-name="T36">, ולכן:</text:span></text:p>
      <text:p text:style-name="P31"><text:span text:style-name="T56">V</text:span><text:span text:style-name="T21">i </text:span><text:span text:style-name="T56">(X</text:span><text:span text:style-name="T21">j </text:span><text:span text:style-name="T56">) / V</text:span><text:span text:style-name="T21">j </text:span><text:span text:style-name="T56">(X</text:span><text:span text:style-name="T21">j </text:span><text:span text:style-name="T56">) <text:s text:c="3"/>≤ <text:s text:c="3"/>V</text:span><text:span text:style-name="T21">i</text:span><text:span text:style-name="T56">(g) / V</text:span><text:span text:style-name="T21">j</text:span><text:span text:style-name="T56">(g) <text:s text:c="4"/></text:span></text:p>
      <text:p text:style-name="P28"><text:span text:style-name="T36">מציבים למעלה ומקבלים:</text:span></text:p>
      <text:p text:style-name="P31"><text:span text:style-name="T56">V</text:span><text:span text:style-name="T21">i </text:span><text:span text:style-name="T56">(X</text:span><text:span text:style-name="T21">j </text:span><text:span text:style-name="T56">) <text:s text:c="3"/>≤ <text:s text:c="5"/>V</text:span><text:span text:style-name="T21">i</text:span><text:span text:style-name="T56">(X</text:span><text:span text:style-name="T21">i</text:span><text:span text:style-name="T56">) + V</text:span><text:span text:style-name="T21">i</text:span><text:span text:style-name="T56">(g) V</text:span><text:span text:style-name="T21">i </text:span><text:span text:style-name="T56">(X</text:span><text:span text:style-name="T21">j </text:span><text:span text:style-name="T56">) - V</text:span><text:span text:style-name="T21">i</text:span><text:span text:style-name="T56">(g) <text:s text:c="4"/>≤ <text:s text:c="5"/>V</text:span><text:span text:style-name="T21">i</text:span><text:span text:style-name="T56">(X</text:span><text:span text:style-name="T21">i</text:span><text:span text:style-name="T56">)</text:span></text:p>
      <text:p text:style-name="P28"><text:span text:style-name="T36">מכאן: אם מורידים את </text:span><text:span text:style-name="T56">g</text:span><text:span text:style-name="T36"> מהסל של </text:span><text:span text:style-name="T56">j</text:span><text:span text:style-name="T36">, אז </text:span><text:span text:style-name="T56">i</text:span><text:span text:style-name="T36"> כבר לא מקנא. </text:span><text:span text:style-name="T55"><text:s text:c="10"/></text:span><text:span text:style-name="T36"><text:s/>*** </text:span></text:p>
      <text:p text:style-name="P20"><text:span text:style-name="T109">ה</text:span><text:span text:style-name="T102">בננו שהחלוקה ה”אידיאלית” של חפצים בדידים היא חלוקה הממקסמת את מכפלת הערכים. אבל איך מוצאים חלוקה כזאת? <text:s text:c="3"/></text:span><text:span text:style-name="T104"><text:s/></text:span><text:span text:style-name="T102"><text:s text:c="17"/></text:span><text:span text:style-name="T92">נסמן: <text:s text:c="6"/></text:span></text:p>
      <text:p text:style-name="P34"><text:span text:style-name="T75">V</text:span><text:span text:style-name="T25">i</text:span><text:span text:style-name="T26">,g</text:span><text:span text:style-name="T36">= Value of good</text:span><text:span text:style-name="T56"> g</text:span><text:span text:style-name="T36"> to player </text:span><text:span text:style-name="T56">i</text:span><text:span text:style-name="T36">.</text:span></text:p>
      <text:p text:style-name="P29"><text:soft-page-break/><text:span text:style-name="T56">x</text:span><text:span text:style-name="T25">i,g</text:span><text:span text:style-name="T36"> = quantity of good </text:span><text:span text:style-name="T56">g</text:span><text:span text:style-name="T36"> given to player </text:span><text:span text:style-name="T56">i</text:span><text:span text:style-name="T36">.</text:span></text:p>
      <text:p text:style-name="P19"><text:span text:style-name="T102">אנחנו רוצים לפתור בע</text:span><text:span text:style-name="T104">יית אופטימיזציה:</text:span></text:p>
      <text:p text:style-name="P16"><text:span text:style-name="T66">Maximize <text:s text:c="2"/></text:span><text:span text:style-name="T67">sum</text:span><text:span text:style-name="T79">i</text:span><text:span text:style-name="T67"> log</text:span><text:span text:style-name="T69"> </text:span><text:span text:style-name="T68">(</text:span><text:span text:style-name="T69">sum</text:span><text:span text:style-name="T80">g</text:span><text:span text:style-name="T69"> </text:span><text:span text:style-name="T70">(</text:span><text:span text:style-name="T82">x</text:span><text:span text:style-name="T27">i,g </text:span><text:span text:style-name="T78">*</text:span><text:span text:style-name="T77">V</text:span><text:span text:style-name="T27">i,g</text:span><text:span text:style-name="T68">)</text:span><text:span text:style-name="T70">)</text:span></text:p>
      <text:p text:style-name="P17"><text:span text:style-name="T70">s</text:span><text:span text:style-name="T56">uch that for all g: <text:s text:c="3"/>sum</text:span><text:span text:style-name="T81">i</text:span><text:span text:style-name="T76"> x</text:span><text:span text:style-name="T81">ig</text:span><text:span text:style-name="T76"> = 1</text:span></text:p>
      <text:p text:style-name="P19"><text:span text:style-name="T102">כאשר ה-</text:span><text:span text:style-name="T92">x</text:span><text:span text:style-name="T107">i,g </text:span><text:span text:style-name="T92"><text:s/>רציפים, זה קל.</text:span><text:span text:style-name="T93"> </text:span><text:span text:style-name="T92">כאשר ה-x</text:span><text:span text:style-name="T107">i,g </text:span><text:span text:style-name="T92"><text:s/>בדידים, זה קשה!</text:span></text:p>
      <text:p text:style-name="P21"><text:span text:style-name="T91">במאמר</text:span><text:span text:style-name="T96"> </text:span><text:span text:style-name="T97">מ-2016 (ראו "מקורות"</text:span><text:span text:style-name="T99">, וראו גם במצגת</text:span><text:span text:style-name="T97">) ישנו טריק המאפשר לפתור בעיה זו בזמן סביר, </text:span><text:span text:style-name="T101">כאשר כל אחד מהערכים מוגבל למספר בין 1 ל-1000</text:span><text:span text:style-name="T97">. <text:s/>כיוון שממשק-המשתמש באתר שלהם (</text:span><text:span text:style-name="T8">http://www.spliddit.org/apps/goods</text:span><text:span text:style-name="T97">) ממילא מאפשר להכניס רק ערכים בין 1 ל-1000, האלגוריתם עובד על כל קלט </text:span><text:span text:style-name="T99">מציאותי</text:span><text:span text:style-name="T97">.</text:span></text:p>
      <text:p text:style-name="P27"><text:span text:style-name="T92">יש כאן </text:span><text:span text:style-name="T98">דרך חשיבה</text:span><text:span text:style-name="T92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100">!</text:span></text:p>
      <text:p text:style-name="P27"><text:span text:style-name="T92"/></text:p>
      <text:p text:style-name="P18"/>
      <text:p text:style-name="P14">מקורות</text:p>
      <text:list xml:id="list3916881770" text:style-name="L5">
        <text:list-item>
          <text:p text:style-name="P12"><text:span text:style-name="Citation"><text:span text:style-name="T88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88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88">.</text:span></text:span><text:span text:style-name="Citation"><text:span text:style-name="T89"> - אלגוריתם מעגלי הקנאה</text:span></text:span></text:p>
        </text:list-item>
        <text:list-item>
          <text:p text:style-name="P12"><text:span text:style-name="Citation"><text:span text:style-name="T88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88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88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88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88">.</text:span></text:span><text:span text:style-name="Citation"><text:span text:style-name="T89"> - אלגוריתם מיקסום המכפלה</text:span></text:span></text:p>
        </text:list-item>
      </text:list>
      <text:p text:style-name="P15">מאמרים להרחבה ולמטלת רשות</text:p>
      <text:list xml:id="list2337556428" text:style-name="L7">
        <text:list-item>
          <text:p text:style-name="P4"><text:span text:style-name="T83">B </text:span><text:span text:style-name="T90">Plaut</text:span><text:span text:style-name="T83">, T Roug</text:span><text:span text:style-name="T84">h</text:span><text:span text:style-name="T83">garden</text:span><text:span text:style-name="T84"> (2018): "</text:span><text:a xlink:type="simple" xlink:href="https://dl.acm.org/citation.cfm?id=3175470" text:style-name="Internet_20_link" text:visited-style-name="Visited_20_Internet_20_Link">Almost envy-freeness with general valuations‏</text:a><text:span text:style-name="T84">"</text:span></text:p>
        </text:list-item>
        <text:list-item>
          <text:p text:style-name="P5"><text:span text:style-name="T85">M Kyropoulou, W Suksompong (2019): </text:span><text:bookmark text:name="k-QuE8lLEKYJ"/><text:span text:style-name="T85">"</text:span><text:a xlink:type="simple" xlink:href="https://arxiv.org/abs/1901.08463" text:style-name="Internet_20_link" text:visited-style-name="Visited_20_Internet_20_Link">Almost Envy-Freeness in Group Resource Allocation‏</text:a><text:span text:style-name="T85">"</text:span><text:span text:style-name="T83">‏</text:span><text:span text:style-name="T86">.</text:span></text:p>
        </text:list-item>
        <text:list-item>
          <text:p text:style-name="P4"><text:span text:style-name="T83">S Barman, G Ghalme, S Jain, P Kulkarni</text:span><text:span text:style-name="T84"> (2019): "</text:span><text:a xlink:type="simple" xlink:href="https://arxiv.org/abs/1901.09427" text:style-name="Internet_20_link" text:visited-style-name="Visited_20_Internet_20_Link">Fair Division of Indivisible Goods Among Strategic Agents‏</text:a><text:span text:style-name="T84">"</text:span></text:p>
        </text:list-item>
        <text:list-item>
          <text:p text:style-name="P4"><text:span text:style-name="T83">H Oh, AD Procaccia, W Suksompong</text:span><text:span text:style-name="T84"> (2018): "</text:span><text:bookmark text:name="8NVQdTlYFYYJ"/><text:a xlink:type="simple" xlink:href="https://arxiv.org/abs/1807.11367" text:style-name="Internet_20_link" text:visited-style-name="Visited_20_Internet_20_Link">Fairly allocating many goods with few queries‏</text:a><text:span text:style-name="T84">"</text:span></text:p>
        </text:list-item>
        <text:list-item>
          <text:p text:style-name="P4"><text:span text:style-name="T84">S Barman, SK Krishnamurthy, R Vaish (2018): "</text:span><text:a xlink:type="simple" xlink:href="https://arxiv.org/abs/1801.09046" text:style-name="Internet_20_link" text:visited-style-name="Visited_20_Internet_20_Link">Greedy Algorithms for Maximizing Nash Social Welfare‏</text:a><text:span text:style-name="T84">".</text:span></text:p>
        </text:list-item>
        <text:list-item>
          <text:p text:style-name="P6"><text:span text:style-name="T83">G Amanatidis, G Birmpas, E Markakis</text:span><text:span text:style-name="T84"> (2018): "</text:span><text:bookmark text:name="3-g4LPImyVYJ"/><text:a xlink:type="simple" xlink:href="https://arxiv.org/abs/1806.03114" text:style-name="Internet_20_link" text:visited-style-name="Visited_20_Internet_20_Link">Comparing Approximate Relaxations of Envy-Freeness</text:a><text:span text:style-name="T84">"</text:span></text:p>
        </text:list-item>
        <text:list-item>
          <text:p text:style-name="P6"><text:span text:style-name="T83">H Aziz, S Bouveret, I Caragiannis</text:span><text:span text:style-name="T87"> (2018): "</text:span><text:a xlink:type="simple" xlink:href="https://www.aaai.org/ocs/index.php/AAAI/AAAI18/paper/viewPaper/17230" text:style-name="Internet_20_link" text:visited-style-name="Visited_20_Internet_20_Link">Knowledge, fairness, and social constraints</text:a><text:span text:style-name="T87">"</text:span><text:span text:style-name="T83">‏</text:span></text:p>
        </text:list-item>
      </text:list>
      <text:p text:style-name="P7">סיכם: אראל סגל-הלוי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4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Nachlieli CLM1" svg:font-family="'Nachlieli CLM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3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3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3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4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4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4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4T15:06:05.159207115</dc:date>
    <meta:editing-duration>P14DT23H26M18S</meta:editing-duration>
    <meta:editing-cycles>1603</meta:editing-cycles>
    <meta:document-statistic meta:table-count="0" meta:image-count="0" meta:object-count="0" meta:page-count="3" meta:paragraph-count="70" meta:word-count="966" meta:character-count="5614" meta:non-whitespace-character-count="4589"/>
  </office:meta>
</office:document-meta>
</file>